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8bf5"/>
    </style:style>
    <style:style style:name="P2" style:family="paragraph" style:parent-style-name="Standard">
      <style:text-properties officeooo:rsid="000c08b0" officeooo:paragraph-rsid="000c08b0"/>
    </style:style>
    <style:style style:name="P3" style:family="paragraph" style:parent-style-name="Standard">
      <style:text-properties officeooo:paragraph-rsid="000c08b0"/>
    </style:style>
    <style:style style:name="T1" style:family="text">
      <style:text-properties officeooo:rsid="000a8bf5"/>
    </style:style>
    <style:style style:name="T2" style:family="text">
      <style:text-properties officeooo:rsid="000c08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jam as proposições: A = Carlos é argentino e B = João é bra-</text:p>
      <text:p text:style-name="Standard">sileiro. Traduza para a linguagem natural as seguintes proposições</text:p>
      <text:p text:style-name="Standard">simbólicas:</text:p>
      <text:p text:style-name="Standard"/>
      <text:p text:style-name="P1">a<text:span text:style-name="T1">) </text:span>A ∨ B</text:p>
      <text:p text:style-name="P1"/>
      <text:p text:style-name="P1"><text:span text:style-name="T1">Carlos é argentino OU joão é brasileiro</text:span><text:line-break/><text:line-break/>b<text:span text:style-name="T1">) </text:span>¬ A ∧ B</text:p>
      <text:p text:style-name="P1"/>
      <text:p text:style-name="P1"><text:span text:style-name="T1">Carlos NÃO é argentino E joão é brasileiro</text:span><text:line-break/><text:line-break/><text:span text:style-name="T1">c) </text:span>A → B</text:p>
      <text:p text:style-name="P1"/>
      <text:p text:style-name="P1"><text:span text:style-name="T1">Carlos ser argentino IMPLICA em João ser brasileiro</text:span><text:line-break/><text:line-break/>d<text:span text:style-name="T1">) </text:span>A → ¬ B</text:p>
      <text:p text:style-name="P1"/>
      <text:p text:style-name="P1"><text:span text:style-name="T1">Carlos ser argentino IMPLICA em João NÃO ser brasileiro</text:span></text:p>
      <text:p text:style-name="P1"/>
      <text:p text:style-name="P1"><text:span text:style-name="T1">e) ¬ A </text:span>↔ <text:span text:style-name="T1">B </text:span></text:p>
      <text:p text:style-name="P1"/>
      <text:p text:style-name="P2">Carlos NÃO ser argentino é se e somente se ( BICONDICIONAL) João ser brasileiro</text:p>
      <text:p text:style-name="P1"/>
      <text:p text:style-name="P3"><text:span text:style-name="T1">f) ¬ A ∧ ¬ B</text:span></text:p>
      <text:p text:style-name="P3"/>
      <text:p text:style-name="P3"><text:span text:style-name="T2">Carlos NÃO é argentino e João NÃO é brasileiro</text:span><text:line-break/><text:line-break/></text:p>
      <text:p text:style-name="Standard">Coloque em linguagem simbólica as seguintes proposições matemáticas:</text:p>
      <text:p text:style-name="Standard"/>
      <text:p text:style-name="Standard"><text:span text:style-name="T1">a)</text:span> x é menor que 3 e maior que 0, ou, x não é igual a 7.</text:p>
      <text:p text:style-name="P2"><text:s/>(0 &lt; X &lt; 3) ∨ (X != 7)</text:p>
      <text:p text:style-name="Standard">b) Se x é menor que 4 e maior que 2, então x é igual a 3.</text:p>
      <text:p text:style-name="P2">( x &lt; 4) <text:span text:style-name="T1">∧ </text:span>(x &gt; 2 ) <text:s/>→ x = 3</text:p>
      <text:p text:style-name="Standard">e) Ou x é maior que 0, ou x é menor que 3 e y é maior que 0.</text:p>
      <text:p text:style-name="P2">∨ (x &gt; 0) ∨ (x &lt; 3) <text:span text:style-name="T1">∧ </text:span>(y &gt; 0)</text:p>
      <text:p text:style-name="Standard">d) x é igual a 3 se, e somente se, y for maior que 0.</text:p>
      <text:p text:style-name="P2">(x = 3) ↔ (y&gt; 0)</text:p>
      <text:p text:style-name="Standard">e) Se x é diferente de 2, então y é igual a 9 e z é maior que 3.</text:p>
      <text:p text:style-name="P2">(x != 2) → (y = 9 <text:span text:style-name="T1">∧ </text:span>z &gt; 3) </text:p>
      <text:p text:style-name="Standard"/>
      <text:p text:style-name="Standard">Dadas as proposições: A = Luiz é administrador, B = Alfredo é bancário e C = Maria é comerciante, traduza para a linguagem simbólica as proposições a seguir.</text:p>
      <text:p text:style-name="Standard"/>
      <text:p text:style-name="Standard"/>
      <text:p text:style-name="Standard">a) Ou Luiz é administrador ou Alfredo é bancário, mas Maria não é comerciante.</text:p>
      <text:p text:style-name="P2">(A ∨ B) <text:span text:style-name="T1">∧ ¬ </text:span>C</text:p>
      <text:p text:style-name="Standard">b) Luiz não é administrador e Maria é comerciante.</text:p>
      <text:p text:style-name="P3"><text:span text:style-name="T1">¬ </text:span><text:span text:style-name="T2">B </text:span><text:span text:style-name="T1">∧ </text:span><text:span text:style-name="T2">C</text:span></text:p>
      <text:p text:style-name="Standard">c) Se Alfredo é bancário e Maria é comerciante, então Luiz é administrador.</text:p>
      <text:p text:style-name="P2">B <text:span text:style-name="T1">∧ </text:span>C → A</text:p>
      <text:p text:style-name="Standard"><text:soft-page-break/>d) É mentira que Luiz é administrador, que Alfredo é bancário ou que Maria seja comerciante.</text:p>
      <text:p text:style-name="P3"><text:span text:style-name="T1">¬</text:span><text:span text:style-name="T2">A ∨ </text:span><text:span text:style-name="T1">¬</text:span><text:span text:style-name="T2">B ∨ </text:span><text:span text:style-name="T1">¬</text:span><text:span text:style-name="T2">C</text:span></text:p>
      <text:p text:style-name="Standard">e) Luiz é administrador se, e somente se, Alfredo não é bancário e Maria não é comerciante.</text:p>
      <text:p text:style-name="P2">A ↔ <text:span text:style-name="T1">¬</text:span>B <text:span text:style-name="T1">∧ ¬</text:span>C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7:51:39.687000000</meta:creation-date>
    <dc:date>2022-04-14T18:14:32.570000000</dc:date>
    <meta:editing-duration>PT11M42S</meta:editing-duration>
    <meta:editing-cycles>1</meta:editing-cycles>
    <meta:document-statistic meta:table-count="0" meta:image-count="0" meta:object-count="0" meta:page-count="2" meta:paragraph-count="34" meta:word-count="376" meta:character-count="1594" meta:non-whitespace-character-count="1243"/>
    <meta:generator>LibreOffice/7.3.1.3$Windows_X86_64 LibreOffice_project/a69ca51ded25f3eefd52d7bf9a5fad8c90b87951</meta:generator>
  </office:meta>
</office:document-meta>
</file>